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ext.isFlaggedFor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endTransac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ransactionContext.setFlaggedForRollback( boolean flaggedForRo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Context.getTransac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.startTransa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Context.TransactionContext( TestContext testContext , PlatformTransactionManager transactionManager , TransactionDefinition transactionDefinition , boolean defaultRo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